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M</mi>
              <mi>T</mi>
            </msub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frac>
                          <mrow>
                            <mn>2</mn>
                            <mi mathvariant="normal">θ</mi>
                          </mrow>
                          <mrow>
                            <mrow>
                              <mi>r</mi>
                              <mo stretchy="false">⋅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α</mi>
                              </mrow>
                              <mo fence="true" stretchy="false">)</mo>
                            </mrow>
                          </mrow>
                        </mfrac>
                      </mrow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b>
              <mi>M</mi>
              <mi>S</mi>
            </msub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frac>
                          <mrow>
                            <mn>2</mn>
                            <mrow>
                              <mi mathvariant="normal">θ</mi>
                              <mo stretchy="false">⋅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α</mi>
                              </mrow>
                              <mo fence="true" stretchy="false">)</mo>
                            </mrow>
                          </mrow>
                          <mi>r</mi>
                        </mfrac>
                      </mrow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M_{T} = left [ matrix{1 # 0 ## - {{2 %theta} over {r cdot cos(%alpha)}} # 1} right ]  
newline newline
M_{S} = left [ matrix{1 # 0 ## - {{2 %theta cdot cos(%alpha)} over r}  # 1} right ]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1:14:26.87</meta:creation-date>
    <meta:generator>LibreOffice/6.2.0.3$Windows_x86 LibreOffice_project/98c6a8a1c6c7b144ce3cc729e34964b47ce25d62</meta:generator>
    <dc:date>2019-10-20T10:24:24.565000000</dc:date>
    <meta:editing-duration>PT19M32S</meta:editing-duration>
    <meta:editing-cycles>2</meta:editing-cycles>
  </office:meta>
</office:document-meta>
</file>